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c653" officeooo:paragraph-rsid="0018c6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9ef5a" officeooo:paragraph-rsid="0019ef5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8c653" officeooo:paragraph-rsid="0018c65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7b2e" officeooo:paragraph-rsid="00197b2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89d7" officeooo:paragraph-rsid="001a89d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aa921" officeooo:paragraph-rsid="001aa92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a89d7" officeooo:paragraph-rsid="001a89d7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a921" officeooo:paragraph-rsid="001aa92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eb54d" officeooo:paragraph-rsid="001eb54d" style:font-size-asian="14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normal" officeooo:rsid="001eb54d" officeooo:paragraph-rsid="001eb54d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eb54d" officeooo:paragraph-rsid="001eb54d" style:font-size-asian="14pt" style:font-weight-asian="normal" style:font-size-complex="16pt" style:font-weight-complex="normal"/>
    </style:style>
    <style:style style:name="T1" style:family="text">
      <style:text-properties officeooo:rsid="0019ef5a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оритмизация</text:p>
      <text:p text:style-name="P2">Git</text:p>
      <text:p text:style-name="P3">Git — открытая распределенная система контроля версий.</text:p>
      <text:p text:style-name="P3"/>
      <text:p text:style-name="P4">Repository - хранилище, папка.</text:p>
      <text:p text:style-name="P4"/>
      <text:p text:style-name="P4">Version Control System (рус. система контроля версий) — программное обеспечение для облегчения работы с изменяющейся информацией.</text:p>
      <text:p text:style-name="P4"/>
      <text:p text:style-name="P4">Commit - объект с изменениями.</text:p>
      <text:p text:style-name="P4"/>
      <text:p text:style-name="P4">История:</text:p>
      <text:p text:style-name="P4"/>
      <text:p text:style-name="P4">I поколение: локальн<text:span text:style-name="T1">ая VCS</text:span>, <text:span text:style-name="T1">ни у кого нет доступа, ни от кого не зависим, но можно все потерять.</text:span></text:p>
      <text:p text:style-name="P4"/>
      <text:p text:style-name="P4">II поколение: <text:span text:style-name="T1">централизованная VCS, можно подключить ограниченное число пользователей, данные уязвимы, т. к. на одном устройстве.</text:span></text:p>
      <text:p text:style-name="P4"/>
      <text:p text:style-name="P4">III поколение: <text:span text:style-name="T1">распределенная VCS, доступ для всех, файл есть везде.</text:span></text:p>
      <text:p text:style-name="P4"/>
      <text:p text:style-name="P4"/>
      <text:p text:style-name="P7">Структура репозитория</text:p>
      <text:p text:style-name="P5">Репозиторий состоит из коммитов и веток.</text:p>
      <text:p text:style-name="P5"/>
      <text:p text:style-name="P5">Ветка в Git — это подвижный указатель на один из коммитов. Обычно ветка указывает на последний коммит в цепочке коммитов.</text:p>
      <text:p text:style-name="P5">Master</text:p>
      <text:p text:style-name="P5">Release</text:p>
      <text:p text:style-name="P5">Develop</text:p>
      <text:p text:style-name="P5">Feature</text:p>
      <text:p text:style-name="P5"/>
      <text:p text:style-name="P6">Fork - скопировать для совместного редактирования (англ.)</text:p>
      <text:p text:style-name="P6">Compare &amp; pull request — сравнить и подать заявку (англ.)</text:p>
      <text:p text:style-name="P6">Merge — слияние (англ.)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12.09.2024</text:p>
      <text:p text:style-name="P9">IDE (спец. среда разработки)</text:p>
      <text:list text:style-name="L1">
        <text:list-item>
          <text:p text:style-name="P10">форматирование</text:p>
        </text:list-item>
        <text:list-item>
          <text:p text:style-name="P10">интерфейс</text:p>
        </text:list-item>
        <text:list-item>
          <text:p text:style-name="P10">откладка и запуск кода</text:p>
        </text:list-item>
        <text:list-item>
          <text:p text:style-name="P10">оффлайн и онлайн</text:p>
        </text:list-item>
        <text:list-item>
          <text:p text:style-name="P10">онлайн-компиляторы</text:p>
        </text:list-item>
      </text:list>
      <text:p text:style-name="P11"/>
      <text:p text:style-name="P11">replit - <text:a xlink:type="simple" xlink:href="https://replit.com/" text:style-name="Internet_20_link" text:visited-style-name="Visited_20_Internet_20_Link">https://replit.com/</text:a></text:p>
      <text:p text:style-name="P11">google colab 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59:59.271433338</meta:creation-date>
    <dc:date>2024-09-12T13:31:50.230237977</dc:date>
    <meta:editing-duration>PT1H25M38S</meta:editing-duration>
    <meta:editing-cycles>3</meta:editing-cycles>
    <meta:generator>LibreOffice/24.2.4.1$Linux_X86_64 LibreOffice_project/420$Build-1</meta:generator>
    <meta:document-statistic meta:table-count="0" meta:image-count="0" meta:object-count="0" meta:page-count="2" meta:paragraph-count="30" meta:word-count="153" meta:character-count="1073" meta:non-whitespace-character-count="947"/>
  </office:meta>
</office:document-meta>
</file>